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style-name="pd1" office:value-type="string" calcext:value-type="string">
            <text:p>query_id</text:p>
          </table:table-cell>
          <table:table-cell table:style-name="pd1" office:value-type="string" calcext:value-type="string">
            <text:p>bit-score</text:p>
          </table:table-cell>
          <table:table-cell table:style-name="pd1" office:value-type="string" calcext:value-type="string">
            <text:p>bias</text:p>
          </table:table-cell>
          <table:table-cell table:style-name="pd1" office:value-type="string" calcext:value-type="string">
            <text:p>e-value</text:p>
          </table:table-cell>
          <table:table-cell table:style-name="pd1" office:value-type="string" calcext:value-type="string">
            <text:p>hit_id</text:p>
          </table:table-cell>
          <table:table-cell table:style-name="pd1" office:value-type="string" calcext:value-type="string">
            <text:p>hit_description</text:p>
          </table:table-cell>
          <table:table-cell table:style-name="pd1" office:value-type="string" calcext:value-type="string">
            <text:p>query_seq</text:p>
          </table:table-cell>
          <table:table-cell table:style-name="pd1" office:value-type="string" calcext:value-type="string">
            <text:p>hit_seq</text:p>
          </table:table-cell>
          <table:table-cell table:style-name="pd1" office:value-type="string" calcext:value-type="string">
            <text:p>Absolute</text:p>
          </table:table-cell>
          <table:table-cell table:style-name="pd1" office:value-type="string" calcext:value-type="string">
            <text:p>hit_seq_len</text:p>
          </table:table-cell>
          <table:table-cell table:style-name="pd1" office:value-type="string" calcext:value-type="string">
            <text:p>query_seq_l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FDNEDID_00110</text:p>
          </table:table-cell>
          <table:table-cell office:value-type="float" office:value="15.5" calcext:value-type="float">
            <text:p>15.5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61" calcext:value-type="float">
            <text:p>0.00000061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SSSQTRLLFAALLILALSCWLASQIQTAGGSVHVDSIKIPTHNGQWVVADLFKPRSASADSKAPFVVVIPGFQRSKEALSNIAIELARRGFVTASIDPYAQGSSSASLSRIAATTEGYGMFALVDYVATSTNLNYIDRSRIGATGHSAGGNAAIRGANYFGREAARTGLPSKLDSVYVSGYVLTLTDEVLDEVRSNVGVAYALYDEGAYRNEFQNGDMRTAPEALRAVNSGLPFEKAVSEVELGKYYGDHRERTLRIVHNERILHPFQPYMAEAIANQIEYFERVFDIQSPLDPYDQIWQWRELLGVIALIAALVAVVPMGQLLLQSARFRKLVHAVPEPLPRPAGRGRIIFWTTFTIGAIVACVTYIPLAELSQKLFVAASTRQLTWFFPQRMNNAVMLWAVLNGTVGFLMFWLSYRHFGRKNGISPAHWGIGTSFAEFGKTLVLALLLFAFFFLVLFAVYYFLHVDYRFLFMGVRPFQPELLLLLAMYVPFFFIFFLSNSLRVNAAMRFAGQPEWRSMLLGGVANSLGLILIVVVQYVTFAATGTVYWTDGWLYVNLLFGVVPMMFVLPYFNRLFFRMTGRIYLGPMVTALIFVMILISNTVIYLPL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50" calcext:value-type="float">
            <text:p>350</text:p>
          </table:table-cell>
          <table:table-cell office:value-type="float" office:value="261" calcext:value-type="float">
            <text:p>261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FDNEDID_00483</text:p>
          </table:table-cell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0.00000085" calcext:value-type="float">
            <text:p>0.00000085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IETLSETACFGGRIGFYRHPSTSNNCDMQFSVFVPPHAATGKVPVLTFLSGLTCTEENFMVKSGAQRVAAQLGLMLVSPDTSPRGEGVPDDPDDDYDFGLGAGFYLNATEAPWSRHYHMYDYVTKELPSAVFDNFPADPERHGLTGHSMGGHGALTIGLRNPQMYRSLSAFAPICTTLHSPWGKKALAYYLGSDTATWHEYDACEVARSASDASEFDKILVDQGADDPFLAEQLRPELFQAACAESGLPVELRVHEGYDHGYYFISTFIEEHLRHHAERLGV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FDNEDID_02743</text:p>
          </table:table-cell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0.0000089" calcext:value-type="float">
            <text:p>0.0000089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IETLSETSCFGGRIGFYRHTSTVNNCDMRFSVFVPPQAEHGKVPVVTFLSGLTCTEENFMVKSGAQRVAAQLGLMLVSPDTSPRGEGVPDDPDKDYDFGLAAGFYLNATQPPWAANYQMYDYITQELQKVIFDNFPGDKARHGLTGHSMGGHGALTIGLRNPDMFSSLSAFAPICTTLHSPWGQKALGYYLGDDKSTWQDYDACEVARRSGDVTTYDRILVDQGADDPYLARELKPELLEAACKESGLSLDLRVHDGYDHGYYFISTFIEEHLGFHAERLEA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FDNEDID_0376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000093" calcext:value-type="float">
            <text:p>0.00000093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KRLITLVGLCLAAFSSSVAVSAQLADDPYPLEYWALRSVINNAQVSPDGKRLAIMKIPNKDGDPVVEVYDAADLSKEPFRFNADPMEITSIYWASNKDIVFTARQMVRDKIEGFNQGVYENRIAVVDVIKKKIKSFDESGPAIENLLPSKPNKIIISFQEGEPDGPGAKLDAAFRPRAYWEFDLDKGTKKLLIRGKISLGAVEFDGEGHPWLARGFDIVKGYYLWYWRDPGSTKQRWEEIYRLSEENFDTFAVEGLDEAKPGNILVSANNGHDKVGLWSYNVNAKKFEELVYRRNDVNVAGVRFHSNTWTNPDSIVAVVYGKDRYHYEYFDEMEGAAYDQLSQLIPSAYQLRINSRSRDGATMTILNTGPRDPGTYYMLKDGRILSVGSRQPLLESEKLASVEYVEYESRDGRTIPGYVTVPNGEGPWPLIILPHGGPFVSEVVVYDEWSQMLANNGYMVLQPQYRGSTNYGTKFYTDAFMQGGQGGYQMQDDKDDGALYLVEQGLVDPDRIAMFGWSYGGYAALVAASREDQIYQCVIAGAAVTDPLMQVNYYRFQLRGTGAIEQLRMWDDSISPLEEVDKVNVPMLIIHGDVDQRVPPDHAKKYFRALDKINKPYKAVWLEGADHFSNTLFYRHQIMLYESMIDFLKNDCGPGGL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FDNEDID_04099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DLDSIVIETQADPNAAIIWLHGLGADGNDFAPIVEQLQLPSHLAIRFIFPHAPVRPITINQGYHMPGWYDIGSLSIVDQEDAAGIRESSAILTELCQEQEASGIDSSRIIVAGFSQGGAIALHCGCRYPRPLAGIMALSTYLALPDTLEDEISDYAGEIPVFMAHGRQDDVINIQYGKQGLEQLEANTIEVQWNEYDMGHAVCVEEIQHISQWISQQLDVDF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7" calcext:value-type="float">
            <text:p>37</text:p>
          </table:table-cell>
          <table:table-cell office:value-type="float" office:value="261" calcext:value-type="float">
            <text:p>26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FDNEDID_04667</text:p>
          </table:table-cell>
          <table:table-cell office:value-type="float" office:value="16.8" calcext:value-type="float">
            <text:p>16.8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37" calcext:value-type="float">
            <text:p>0.00000037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NQSLLSTLIILATSLTLGGCYTHLNQPSGPGPAVEEYAIGTTIENIEYTDADWPEPLHADLYLPGKRGPHPVVLVVHGGGWANRSRDDMAGISRKLTRHGYAVLNVNYRLAPRYTYPAQLHDLNQALGWIAENAAVYDLDTRRINTWGYSAGAHLAALVGSVDNPDARAGLPGIRSVVAGGIPSDLRKYSGSPIVMRFMGGDRHEMPERYAEASPAYHVSGDDPPVFLYHGRLDFLVTPDQATDYYAALRAAGVETELYLHDWREHATMFVFGGAAEKRAIHFLNRNNALDQLLAAE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41" calcext:value-type="float">
            <text:p>41</text:p>
          </table:table-cell>
          <table:table-cell office:value-type="float" office:value="258" calcext:value-type="float">
            <text:p>25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FDNEDID_05841</text:p>
          </table:table-cell>
          <table:table-cell office:value-type="float" office:value="11.3" calcext:value-type="float">
            <text:p>11.3</text:p>
          </table:table-cell>
          <table:table-cell office:value-type="float" office:value="1" calcext:value-type="float">
            <text:p>1</text:p>
          </table:table-cell>
          <table:table-cell office:value-type="float" office:value="0.000016" calcext:value-type="float">
            <text:p>0.000016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QNQNVTFKNTSGQVLSGILGLPAGTPVGYALFAHCFTCSKNLKAASNIARALNDAGIAVLRFDFTGLGQSEGEFADTNFSSNVDDLLAAARFLDQTYEAPAILVGHSLGGTAVLQAARELPSAVAVATIGSPSEPAHVARMFSGSAAALRERGEATVDLGGRPFLMKQQFLDDLGKQDLKASIGALRKALLVMHAPLDTIVEIDNAAELFVAAKHPKSFVSLDSADHLLSREADSQYAGQVLASWASRYLPAPDRSDGLQAADGEVVAKTRLGGFRTEVQLGRHELVADEPRSVGGTNLGPTPYDLLSAALATCTSMTLRMYANHKGINLESATVRVEHDKVHAKDCEDCESGSGKIDEFRRTISLEGDLTDEVRQRMLEIADRCPVHRTLHGEIKVRSRLAQV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47" calcext:value-type="float">
            <text:p>147</text:p>
          </table:table-cell>
          <table:table-cell office:value-type="float" office:value="258" calcext:value-type="float">
            <text:p>258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FDNEDID_06585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0.000000069" calcext:value-type="float">
            <text:p>0.000000069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RYYVAALLFLLSACLPTNGPSSDAKLLHYVADGRRVELLQYAAGGEETRPAIVLLHGASGYQRFRSLFERYAALLVGNGYRVYALMYYDKHDQRVMTSGDRDAQQDNYERRVASWLHATNDAIDYISRLSHTDSSRIAILGFSQGAYLAIGVAATNERVAAVVEMYGGIPTEWAAKIHRLPPVLIVHGEADKVVPVSEAYRLASFLESIGSKYEIKIYANAGHGFDAKKDSPDASDAMQQVVQFLSRFLK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FDNEDID_06585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0.0000017" calcext:value-type="float">
            <text:p>0.0000017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RYYVAALLFLLSACLPTNGPSSDAKLLHYVADGRRVELLQYAAGGEETRPAIVLLHGASGYQRFRSLFERYAALLVGNGYRVYALMYYDKHDQRVMTSGDRDAQQDNYERRVASWLHATNDAIDYISRLSHTDSSRIAILGFSQGAYLAIGVAATNERVAAVVEMYGGIPTEWAAKIHRLPPVLIVHGEADKVVPVSEAYRLASFLESIGSKYEIKIYANAGHGFDAKKDSPDASDAMQQVVQFLSRFLK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FDNEDID_06645</text:p>
          </table:table-cell>
          <table:table-cell office:value-type="float" office:value="15.4" calcext:value-type="float">
            <text:p>15.4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52" calcext:value-type="float">
            <text:p>0.00000052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HRGLVEKNSSDRLLLICVSVVLLASAFVSRIQTSFGDVQVRDIKIPTQNGQWVVGDLFKPNSASSENPAPLIIVVPGFQRSKESLSNIAIELARRGFVALSIDPYAQGGSSASLSRIAATTEGYGMFAVVDYAASSDNLNYIDRTRIGATGHSAGGNAAIRGANYFGREAQQTGQPSKLHSVYVSGYVLTLTEDVLKDVRSNVGASYALYDEGAYRNELQHGDMRVAPEALRLINIGREAGRAAIDEVEIGRYYGDEELRTLRVMHNEHVLHPFQPYNAEATANQIEFFERVFDFESDIDSDDQVWQWKELLSMVSLVAALVAVIPLGRLLLATPWFQPLVQPIPGALPRPQGRGRTLFWGTFVLGALIACFTYIPMAELSQKLFVAASTRELTWFFPQRMNNAVMLWAVLNGTVGFLMFWLSYRYFGRRHGVSPDMWGLKTTPAMLLRTVMLASVLFVLYFLFLFAVYYFFHVDYRFLFMGVRVFQPALLLLLFMYTPFFFIFFLSNSLRINGAMRFEDQPEWRSMLLGGIANSLGLLGIVVVQYVTFAVTGTVYWTNGWLYVNLLFAVVPMMFVLPFFNRYFFRMTGSIYLGPMITCLIFVMILITNTVIYLPLE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57" calcext:value-type="float">
            <text:p>357</text:p>
          </table:table-cell>
          <table:table-cell office:value-type="float" office:value="261" calcext:value-type="float">
            <text:p>26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FDNEDID_0686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000000038" calcext:value-type="float">
            <text:p>0.000000038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FVLALAALCLSACNSGTPESDADTAAGRANVDAMSQEHANDTVEPSPATDIAPSRPVISERLPYAEVDDELVYGHFVFPADMVDPLPAIIVIHEWWGLNDNVRAMADRLAGEGFIVLAVDLFGGESATSPEQARQQMLRVVENSQAANENMRQAYEFVNSTAGAPRIGSLGWCFGGGWSLNAAMLFPDELDATVIYYGQVTDDEEKLRPVSSPILGLFGAQDQGITVESVQNFEEALERLRKNYEIHIYPGVDHAFANPTGTAYNAAAAEDAWQKTVEFLNLHLAINEDVSP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3" calcext:value-type="float">
            <text:p>33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FDNEDID_10475</text:p>
          </table:table-cell>
          <table:table-cell office:value-type="float" office:value="12.6" calcext:value-type="float">
            <text:p>12.6</text:p>
          </table:table-cell>
          <table:table-cell office:value-type="float" office:value="0.7" calcext:value-type="float">
            <text:p>0.7</text:p>
          </table:table-cell>
          <table:table-cell office:value-type="float" office:value="0.0000046" calcext:value-type="float">
            <text:p>0.0000046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PVIRLLLAGMTMLTIVSCGNEQAEPTADAPIESSSPQDTPYAIGSTTFFIHDESRGYDSTTGIDEGVRTLLTEIWYPVEHDVIATGTGSLRRATHGDYVFGDRDVHRLMMTQTTFFHLTPDTVVDGVSQAQIDSAIEELFLRERASYVDAPLAATNDGWPVIVMTHGDAGSRYNMETVCEYLAAHGYVVIAPEHTGNSPYSLTGRDPALGPDGDPELREKMSGVLPLLSELGTYGPEDNYGQSYTPLAGGRDSVEFLQTLDRSYLQRLNDLRAALGELDRMNAEGFAGAAPGSLNLERIGLMGRSFGGGTTLMGLAMEPRFTAGFAVVPPGYPDPRSALPPELLVVAGEESVMLSAEGPFPLTSLTKPTVLLSGAEDALIIGLAASVASAGGVTAPTPTNPHPLLREAFETTDAPVIWGMLADSNHATFGVSGGYWWPELKPGTQARFFEPETEFELIAPAIAHKMQQELALAFFDLTIRDDEAARSRLLDNQYEADGLTIESRNF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FDNEDID_11453</text:p>
          </table:table-cell>
          <table:table-cell office:value-type="float" office:value="13.4" calcext:value-type="float">
            <text:p>13.4</text:p>
          </table:table-cell>
          <table:table-cell office:value-type="float" office:value="0.5" calcext:value-type="float">
            <text:p>0.5</text:p>
          </table:table-cell>
          <table:table-cell office:value-type="float" office:value="0.0000041" calcext:value-type="float">
            <text:p>0.0000041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EIFYDYSKLDQPEVLQIIFHPRREAHTGPPPDNAVDNIITVDEGIGVHARFHLAGQEEPNILFFHGNGEIVSDYDAIGPFYTRFGMNFLAVDYRGYGKSSGSPTVTAMLADSHHILDAVRDWLSKSGHTGPLLVMGRSLGAAAALELASNHADDFVGLIIESGFATTLPLLINLGVDVARLGITEEDGFRNVRKISSFTKPTLIIHGQYDEIIPVNTAAILQAQSPARAKEFQVVPGASHNTVIASAGELYFSMIKQFCNKICGIRAQRRRKIN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FDNEDID_1275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61" calcext:value-type="float">
            <text:p>0.0000061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KNSDYDPEVMQLFDGYVHGLISRRQFLDRAAAVTASSVSAAAILASLAPDYALAQQVDPDDTSLTTSYKKYGSPKGAGVMRGYFARPAAGGHKLPAVVVIHENRGLNPYIEDVTRRLAVAGFIAFAPDALAPLGGYPGNDDDGRKLQRQRDRQEMTEDFIAAVEFLIGHPDSTGNVGAVGFCFGGGMSMELAVRLPRLSAAVAFYGRHPDASRAADIRAPVMLHHAELDERVNATWPDFEAGLKSAKRRYENYDYAGVGHGFHNDTTPRYDKEAAELAWQRTLRFFETNLM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2" calcext:value-type="float">
            <text:p>32</text:p>
          </table:table-cell>
          <table:table-cell office:value-type="float" office:value="261" calcext:value-type="float">
            <text:p>2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FDNEDID_12917</text:p>
          </table:table-cell>
          <table:table-cell office:value-type="float" office:value="17.8" calcext:value-type="float">
            <text:p>17.8</text:p>
          </table:table-cell>
          <table:table-cell office:value-type="float" office:value="0.5" calcext:value-type="float">
            <text:p>0.5</text:p>
          </table:table-cell>
          <table:table-cell office:value-type="float" office:value="0.00000013" calcext:value-type="float">
            <text:p>0.00000013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KIRLEFENSNGELLAGLLELPERVDAISSFALFAHCFTCGKDIAAASRISRALAAQGIAVLRFDFTGLGNSDGDFANTNFSSNIEDLVQAARALEEQYQAPQILIGHSLGGAAVLAAAAKLDSIKAVVTIGAPATAQHVAHLFKEKEAQIQAQGEAVVALGAREFSIKKQFLDDIDQYSSTEQIRNLGAALLVFHSPLDTIVSIDEAGSIFQAALHPKSFVSLDKADHLLSRAADAEYVATTIASWASRYLDLEQDDAQPDSPDLADGEVLINELDHKFLRGMYSKAHFLRADEPLKYGGKNLGPSPYDLLLMSLGACTSMTLRMYANLKKLPLEDVSIRLIHERVHAEDCIDCESKVERITRRISLRGELTGEQRGKLLEIADKCPVHRTLESGPQIATELVE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48" calcext:value-type="float">
            <text:p>148</text:p>
          </table:table-cell>
          <table:table-cell office:value-type="float" office:value="258" calcext:value-type="float">
            <text:p>258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FDNEDID_12917</text:p>
          </table:table-cell>
          <table:table-cell office:value-type="float" office:value="12.3" calcext:value-type="float">
            <text:p>12.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6" calcext:value-type="float">
            <text:p>0.000006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KIRLEFENSNGELLAGLLELPERVDAISSFALFAHCFTCGKDIAAASRISRALAAQGIAVLRFDFTGLGNSDGDFANTNFSSNIEDLVQAARALEEQYQAPQILIGHSLGGAAVLAAAAKLDSIKAVVTIGAPATAQHVAHLFKEKEAQIQAQGEAVVALGAREFSIKKQFLDDIDQYSSTEQIRNLGAALLVFHSPLDTIVSIDEAGSIFQAALHPKSFVSLDKADHLLSRAADAEYVATTIASWASRYLDLEQDDAQPDSPDLADGEVLINELDHKFLRGMYSKAHFLRADEPLKYGGKNLGPSPYDLLLMSLGACTSMTLRMYANLKKLPLEDVSIRLIHERVHAEDCIDCESKVERITRRISLRGELTGEQRGKLLEIADKCPVHRTLESGPQIATELVE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45" calcext:value-type="float">
            <text:p>145</text:p>
          </table:table-cell>
          <table:table-cell office:value-type="float" office:value="261" calcext:value-type="float">
            <text:p>261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FDNEDID_13507</text:p>
          </table:table-cell>
          <table:table-cell office:value-type="float" office:value="13.6" calcext:value-type="float">
            <text:p>13.6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2" calcext:value-type="float">
            <text:p>0.0000032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INGYLRFDIMENRPRLTLFAMLVFVTVMGGCATHQRDTAVAQAPLERFEVAQILTGVVFTGPERAEPLEGDLYLPGKPDKRAVVLMVHGGGWASRDRNDMTGISEKLARHGYAVLNVSYRFAPAHTYPAQLLDLRQALAWLVVNADRYNLDVDRINVWGYSSGAHLGALLASYDFEHTDSIEAYPALPKIRAVVAGGTPADLRKYSRSPVVMRFLGGARDELPELYAEASPISHVSADDPPVFLYHGKLDLMVTVDQATDYYAALRANGVEAELYVNPWLGHLAMFVLGGDAEAEAIEFLNRKNSPTLIGGIL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56" calcext:value-type="float">
            <text:p>56</text:p>
          </table:table-cell>
          <table:table-cell office:value-type="float" office:value="258" calcext:value-type="float">
            <text:p>258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FDNEDID_1367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000016" calcext:value-type="float">
            <text:p>0.00000016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NKQAFDQRYLDLYDKYAHGFINRREFLDRLGAITASSATALAVFNALAPNYALATQVAADDPDIEVGYQEYASPKGAGTMRAYMAMPAGGGGKLPAVVVIHENRGLNPYIEDVARRVAKAGFIGFAPDALTPLGGYPGNDDDGRTMQRERDRDEMLEDFVAAVHFMQNHERSTGKVGCVGFCYGGGVSNALAVRIPDLAAAVPFYGRQAAVEDVPEINAPLLIHYGELDTRVNEGWPAYKAALDAAGKDYTMHMYPGANHGFHNDTTPRYDADAAALAWRRTIEFFAKNLV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2" calcext:value-type="float">
            <text:p>32</text:p>
          </table:table-cell>
          <table:table-cell office:value-type="float" office:value="261" calcext:value-type="float">
            <text:p>2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FDNEDID_14545</text:p>
          </table:table-cell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0.00000016" calcext:value-type="float">
            <text:p>0.00000016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LKKILAGLCLALLVSTGTVSAAASSEPYPLEYWALREVINTAQVSPDGKYLGLMKIASKKANPIIEVYETADLSKEPFRIGAKKMEVTSFYWASEKDVVFTLRQKVRNKIDGFNQGVYETKLAVADVKKKKMRSFDETGPAIEHLLPNKPHKIIISFFEGDPDGPGAKLDATFRPRAYWEFDLDKGTKKLLIRGKISLGNIDFDPDGNPYLARGFDLVAGESVWYYRKPGEHDWDEIYRLSEDDFSTFAVAELDGSKPGNLLVYANNGHDMVGLWSFNTNTKQFEELVYRRADADVYGIRYHSNTWANPDKVVGVSYFKDKYRVEYFDEVEGATYAQLEEIIPYAHYVNINSRSRDGNTMTIYNSGPRDPGTYYLFKDGRVQVVGSKQPLLESEKLADLQYIEYESRDGYSIPAYLTVPQGEAPFPLIVLPHGGPFVQETVIYDEWAQMLANNGYMVLQPQYRGSQGYGQKFYTDAFMEGGQGGYKMQDDKDDGAIYLVERGLVDPDRIAMFGWSYGGYAALVAASRSDQIYQCVIAGAAVTDPLMQVNYYRYQLRGTSAVEQLRMWDDSISPLEEVEKVNVPMLIIHGDVDQRVPIDHAKKYLKALDKVGKPYKYVELKGADHFSNTLFYRHQIELYTSMIDFLENDCGPGGL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94" calcext:value-type="float">
            <text:p>394</text:p>
          </table:table-cell>
          <table:table-cell office:value-type="float" office:value="261" calcext:value-type="float">
            <text:p>261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FDNEDID_145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0.000017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LKKILAGLCLALLVSTGTVSAAASSEPYPLEYWALREVINTAQVSPDGKYLGLMKIASKKANPIIEVYETADLSKEPFRIGAKKMEVTSFYWASEKDVVFTLRQKVRNKIDGFNQGVYETKLAVADVKKKKMRSFDETGPAIEHLLPNKPHKIIISFFEGDPDGPGAKLDATFRPRAYWEFDLDKGTKKLLIRGKISLGNIDFDPDGNPYLARGFDLVAGESVWYYRKPGEHDWDEIYRLSEDDFSTFAVAELDGSKPGNLLVYANNGHDMVGLWSFNTNTKQFEELVYRRADADVYGIRYHSNTWANPDKVVGVSYFKDKYRVEYFDEVEGATYAQLEEIIPYAHYVNINSRSRDGNTMTIYNSGPRDPGTYYLFKDGRVQVVGSKQPLLESEKLADLQYIEYESRDGYSIPAYLTVPQGEAPFPLIVLPHGGPFVQETVIYDEWAQMLANNGYMVLQPQYRGSQGYGQKFYTDAFMEGGQGGYKMQDDKDDGAIYLVERGLVDPDRIAMFGWSYGGYAALVAASRSDQIYQCVIAGAAVTDPLMQVNYYRYQLRGTSAVEQLRMWDDSISPLEEVEKVNVPMLIIHGDVDQRVPIDHAKKYLKALDKVGKPYKYVELKGADHFSNTLFYRHQIELYTSMIDFLENDCGPGGL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397" calcext:value-type="float">
            <text:p>397</text:p>
          </table:table-cell>
          <table:table-cell office:value-type="float" office:value="258" calcext:value-type="float">
            <text:p>258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FDNEDID_15572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0.000015" calcext:value-type="float">
            <text:p>0.000015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ELHFSTLGSGTALVILHGLFGSGRNWQSHARQLARHFQVFSVDLRNHGESFHANEMNYPAMAEDVAQLLHRLELSDCYMLGHSMGGKVAMMLAQHNPALVKRMIVADIAPVDYFHHYDDLINPILALPLERIESRAQADQLLRQNVPEDQLRAFLLQNLVREASGWRWRVNWEVIQRDMEWLTGFGDLPQDWCIDLPTLFLRGEKSDYIGETEVEVIQQRFRNYRIETIESAGHWLHAEKPELFNRLVTDFLLNG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FDNEDID_15792</text:p>
          </table:table-cell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0.00000003" calcext:value-type="float">
            <text:p>0.00000003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VRSTFILILMLVVTGCGQGDAIITKDLWVESRGIEIPATFVLPASDVGDAVPLVVMAHGHGGTRDESGAFTRVAQALAEEGIASIRVDFPGCGDSDESFTENFLTNMLADVRASREFASQHPRIDPERVGILGYSMGGRLAMLATEQDDYTAVVLWTPVASNGFESMIDYMGGQEYYERVRAEAENAGVAIFQTPWGTEQHLGLQWFTDIEDSNPLAAAQEYEGALLVLYGNRDEAIHPRFSKAVITHAVRSRPRTEHVVDGGGHGLGFYDDIPNMADAVVAATTGFLKDNL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3" calcext:value-type="float">
            <text:p>33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FDNEDID_18000</text:p>
          </table:table-cell>
          <table:table-cell office:value-type="float" office:value="14.4" calcext:value-type="float">
            <text:p>14.4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3" calcext:value-type="float">
            <text:p>0.0000013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NRGQSKLLLGALLVLVLSCWAASRIQSGGGQVHVDSIKIPTHNGQWVVADLFKPRSVTADSPAPFVVVIPGFQRSKEALSNVAIELSRRGFVAASIDPYAQGSSSASLSRIAATTEGYGMFALVDYVASSTNLNYVDRSRIGATGHSAGGNAAIRGANYFGREAARTGIPSKLHSVYVSGYVLTLTDEVLQDVRSNVGVAYALYDEGAYRNEYGDGDMRIAPEALRAVNSGLPESAAISEVELGRYYGDLQQRTLRVIHNERNLHPFQPYMAEAIANQISYFEKVFDVQSGLDPYDQVWQWREILGVIALIAALVAVIPMGHFLLQTAPFRQLVNTMPPPLPRPAGRGRIIFWAAFTIGAVIACVTYIPMAELSQKLFVAASTRQLTWFFPQRMNNAVMLWAILNGTVGFLMFWLTYRYFGRRHGITPAYWGAAITARDFGKTLALALLLFTAFFLILFAIYYFLHVDYRFLFMGVRPFQPELLLLLAMYVPLFFVFFLANSLRINAAMRFEDQPEWRSMLLGGVANSLGLLLIVVVQYVTFAATGTVYWTDGWLYVNLLFGVVPMMFFLPYFNRYFLRMTGTIYLGPMVTALIFVMILISNTVIYLPPGSM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53" calcext:value-type="float">
            <text:p>353</text:p>
          </table:table-cell>
          <table:table-cell office:value-type="float" office:value="261" calcext:value-type="float">
            <text:p>261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FDNEDID_21077</text:p>
          </table:table-cell>
          <table:table-cell office:value-type="float" office:value="19.4" calcext:value-type="float">
            <text:p>19.4</text:p>
          </table:table-cell>
          <table:table-cell office:value-type="float" office:value="0.4" calcext:value-type="float">
            <text:p>0.4</text:p>
          </table:table-cell>
          <table:table-cell office:value-type="float" office:value="0.00000007" calcext:value-type="float">
            <text:p>0.00000007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LGTWFSAYNAGMLKRLLLPVLLVAGAVRLMPEILKRTLAPPQRAQPHTPADLGLPEEEVTLTSVGGTELKAWFLPVGGKAPAVVVLHGWGANASLMLPLGPHLHRAGFHALFLDARNHGRSEHDDFVSMPRFAEDLDVAIDWLRARQDVSSIGVIGHSVGAGAAILAASRSDQINAVVSVAAFAHPGEAMAEGPPFVHFPAPVQRSLFRTMERTIGFRFDDIAPRERIGLIDAPIMLVHGGADTTVTPRHFDDLVERAPEAETLLVEGADHASLDAFEPHIHRILGFLAQHLR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36" calcext:value-type="float">
            <text:p>36</text:p>
          </table:table-cell>
          <table:table-cell office:value-type="float" office:value="258" calcext:value-type="float">
            <text:p>25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FDNEDID_21077</text:p>
          </table:table-cell>
          <table:table-cell office:value-type="float" office:value="16.4" calcext:value-type="float">
            <text:p>16.4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57" calcext:value-type="float">
            <text:p>0.00000057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LGTWFSAYNAGMLKRLLLPVLLVAGAVRLMPEILKRTLAPPQRAQPHTPADLGLPEEEVTLTSVGGTELKAWFLPVGGKAPAVVVLHGWGANASLMLPLGPHLHRAGFHALFLDARNHGRSEHDDFVSMPRFAEDLDVAIDWLRARQDVSSIGVIGHSVGAGAAILAASRSDQINAVVSVAAFAHPGEAMAEGPPFVHFPAPVQRSLFRTMERTIGFRFDDIAPRERIGLIDAPIMLVHGGADTTVTPRHFDDLVERAPEAETLLVEGADHASLDAFEPHIHRILGFLAQHLR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3" calcext:value-type="float">
            <text:p>33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FDNEDID_21841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0.000011" calcext:value-type="float">
            <text:p>0.000011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MPSFFGDSASDYATTLETVVRNSYSELAILCPVFILVFVVITGCATSSVSGSNVAPLDHPQLPVPDMTLNIAGLGPCNDNTDRRLDISSQHPVTVIVHGCVGSAGNFRTLSEVLAFHGQQSACFSYDDRDSMMHSSQQLADAIEELENRLDSPQITVMGHSQGGLVARKALVSERDDPIQSRAQLQLVTVSAPLSGIYAARYCAKPFLRIVTLGLHDVACWMISGDKWFEITAASDFIQNPGRLVPPVERYLQVTTNEEGSCRRYNSTGECQQDDFVFTLDEQELPQVNSGTAARKIEVSAGHVEIVGGPGITPDKLIRVLQQEGYIQPTDSSRMTQFNSLLARLYGRPVQNTQPAQR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99" calcext:value-type="float">
            <text:p>99</text:p>
          </table:table-cell>
          <table:table-cell office:value-type="float" office:value="261" calcext:value-type="float">
            <text:p>26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FDNEDID_22270</text:p>
          </table:table-cell>
          <table:table-cell office:value-type="float" office:value="38.4" calcext:value-type="float">
            <text:p>38.4</text:p>
          </table:table-cell>
          <table:table-cell office:value-type="float" office:value="1.3" calcext:value-type="float">
            <text:p>1.3</text:p>
          </table:table-cell>
          <table:table-cell office:value-type="float" office:value="0.000000000000069" calcext:value-type="float">
            <text:p>6.9E-14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FILYSLYTFLLTTTVAFAQSVGVAEFTADGYDDSPGFTARLWFPTNDGVEKRFGESRIRPGYLAVPDAIPDLPMQAPLIVLTHGSGGSAESMAWIAVDLARRGALVVAADHPASSGGNPERLSILQVWTQPQDVRHLLDKLLASDWGTRVDERRIGVVGFSLGGASAISLAGGRLHFQRFPEFCVNNNDGACAAFRHHFAGLDQSFFEQANADLSDARVRAAVAIAPGFSESLSTVSLQQMTTPLLIIGGESDQQLPPQTHIYPLRSFLPPHSRYLEISGAQHFSFLPLCGDGAIEVLAETNETFVCEEVDVKSRSEIHAETSTAIADFLVAHAVLSQ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79" calcext:value-type="float">
            <text:p>79</text:p>
          </table:table-cell>
          <table:table-cell office:value-type="float" office:value="261" calcext:value-type="float">
            <text:p>261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FDNEDID_22270</text:p>
          </table:table-cell>
          <table:table-cell office:value-type="float" office:value="24.8" calcext:value-type="float">
            <text:p>24.8</text:p>
          </table:table-cell>
          <table:table-cell office:value-type="float" office:value="2.2" calcext:value-type="float">
            <text:p>2.2</text:p>
          </table:table-cell>
          <table:table-cell office:value-type="float" office:value="0.00000000097" calcext:value-type="float">
            <text:p>9.7E-10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FILYSLYTFLLTTTVAFAQSVGVAEFTADGYDDSPGFTARLWFPTNDGVEKRFGESRIRPGYLAVPDAIPDLPMQAPLIVLTHGSGGSAESMAWIAVDLARRGALVVAADHPASSGGNPERLSILQVWTQPQDVRHLLDKLLASDWGTRVDERRIGVVGFSLGGASAISLAGGRLHFQRFPEFCVNNNDGACAAFRHHFAGLDQSFFEQANADLSDARVRAAVAIAPGFSESLSTVSLQQMTTPLLIIGGESDQQLPPQTHIYPLRSFLPPHSRYLEISGAQHFSFLPLCGDGAIEVLAETNETFVCEEVDVKSRSEIHAETSTAIADFLVAHAVLSQ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FDNEDID_23454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0.0000084" calcext:value-type="float">
            <text:p>0.0000084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QLIAVLIILSASLSATAQSKVITKEVKYQQDGTKLVGYLAYDDAIKGKRPGILVVHEWWGHNDYARSRARQLAKLGYVAFSLDMYGDGKTAEHPKDAGRFAGQVKNNMAVAEARFNAAREQLISNKYTDSSKLAAIGYCFGGGIVLEMARRGIDMKGVVSFHGSLGTEQPAQKGKVKSKVLVFNGAEDPFVKPEAISAFKLEMKKAGVDSTFVTMPGAKHAFTNPAATANGKKFNLPLEYNAEADKRSWKQMQGFFDKLFN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FDNEDID_25523</text:p>
          </table:table-cell>
          <table:table-cell office:value-type="float" office:value="26.1" calcext:value-type="float">
            <text:p>26.1</text:p>
          </table:table-cell>
          <table:table-cell office:value-type="float" office:value="1.8" calcext:value-type="float">
            <text:p>1.8</text:p>
          </table:table-cell>
          <table:table-cell office:value-type="float" office:value="0.00000000035" calcext:value-type="float">
            <text:p>3.5E-10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WTSLPSSLAGALALALVCFAAGALTATPALALHECGTPHEGKSEHSVGCNKLDEADFFYGDARPDAPALAQRGAYAIGVRTLEAVNPDQIDILSYTPEHPNPLYDRPLTLEVWYPAALRPGERQVTTYDDALGSGPGDPDRPVTPFTFAGRAARGAAPNASDGPYPLVIVSHGYPGSRVLMTYLTENLASKGYIVVSIDHTESTHADKVGFGSTLLNRTLDIHFVLNLIAELGYADDPGFLAGMVDDANTALVGYSMGGYGALNAAGAGFAPSPNFILDLFVPGGHAERLQAGNPEYLALLDPRIKAVVALAPWGGSFGLWQPEGLAGLEVPSLFIVGDQDRTAPYDGAKWLFDGVVNSDRYLLTYLSAIHEVAVNPAPPISTLNYAEWLHYQEPAWDNRKINNVNQHFVTAFLGTHLKGEAEVFAPYLNLLAPNSNDSPRTDTSDPRYWTGFPAYSAIGMVFEHVAP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09" calcext:value-type="float">
            <text:p>209</text:p>
          </table:table-cell>
          <table:table-cell office:value-type="float" office:value="261" calcext:value-type="float">
            <text:p>26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FDNEDID_26582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0.00000027" calcext:value-type="float">
            <text:p>0.00000027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CRRLMSAGLLLALSFGSIAFAKAPEPYPLEYWALRSVISQVQVSPDGKSLALMKIPSKDGNPIIEVYDATDLEKEPFRLDADPMEITNFGWASNTDIVFSLRQKVRDKIDGFNRGVYENRLAIVDIEKEKIRSFDETNPSIVRLLPNKPNKMIISFSEGDDDGPGAKLSEAFRPRAYWEFDLKRGSKRLLIRGKITLGNIDFDAEGNPWLARGFDIGEREFVWYWREPGERKWHEMYRQSEDVFENFRVLEIDDTKPDHVLVLANNGKDTQGLWSFNYKTKKFAELLYHRSDVDVSGLRYHSNTWTYPDKVVGIAYRKDKTHIEYFDDVEAATYKGLEAAIPYSHDTRINSRSRNGETMVVYNVGPRDPGTYYLLKDRQVKTIGSRQPLLESENLADVKYITYKARDGRKIPAYLTVPQGEGPFPLIVLPHGGPFVQEVVGWDEWGQMLANNGYMVLQPQYRGSRGYGMKFYMDAFMEGGQGGYKMQDDKDDGAMYLVEQGLVDPDRIAMFGWSYGGYAALVAASRTPQIYQCVIAGAAVSDPNMQVNYYRFRLRGTGKDEQLRMWDDSISPLKEVEKVNVPLLLVHGDVDQRVPPDHARKYRKLLDEYNKNYKYLELEGADHFSSTLFFHHQIELYETMIDYLNNECGQVSMQAKATQ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99" calcext:value-type="float">
            <text:p>399</text:p>
          </table:table-cell>
          <table:table-cell office:value-type="float" office:value="261" calcext:value-type="float">
            <text:p>261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FDNEDID_27715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0.0000057" calcext:value-type="float">
            <text:p>0.0000057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IETISETSCFGGRIGFYRHASECNHCDMQFSVFVPPQAANGKVPVLTFLSGLTCTEENFMVKSGAQRVAAELGLMLVSPDTSPRGEGVPDDPDKDYDFGLAAGFYLNASEEPWSRHYHMYDYITQELPLAVFDNFPGDPERQSLTGHSMGGHGALTIGLRNPGRYKSLSAFAPICTTLHSPWGKKALGYYLGSNTATWHDYDACEVARSVVDANAFGKILIDQGAEDPFLAEQLRPDLFEAAASESGLNVELRMHAGYDHGYYFISTFIEDHLRHHAAALGN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FDNEDID_30713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0.0000036" calcext:value-type="float">
            <text:p>0.0000036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KATDFDPRVLKLFDGYVHGTVSRRQFIDQAAAFTVSSAAVLASLSPDYAKAQQVDPDDASISVSYKKYASPNGAGEMRGYFARPTVIDHKLPGVVVVHENRGLNPYIEDVARRLAVAGFIAFAPDALWPLGGYPGNDDDGRAMQRERDGAEMVEDFVAAVEFLQKHPDSNGSVGSVGFCFGGGMSMRLAVRVADLDAAVAFYGRHPSAEDAARIEAPLMLHHAALDERVNAGWPDFEKALKANDKDYANYLYPDANHGFHNDTTPRFDEESAARAWQRTLEHFKTHLKTGAA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3" calcext:value-type="float">
            <text:p>33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FDNEDID_33357</text:p>
          </table:table-cell>
          <table:table-cell office:value-type="float" office:value="19.6" calcext:value-type="float">
            <text:p>19.6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068" calcext:value-type="float">
            <text:p>0.000000068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QLSFSGSEGNVVYHRWVPSGDASGIVILVHGYAEHGARYAHVADELTGRGFAVYAEDHLGHGLSEGERALITDFEHIVDDLHTLVGLARTEHQDVPVVMAGHSMGGLLTARFAERYPSELAGAAFMGAVLGDWLWAREVLSMPEIPYQEPEYSGMSRDPETVRSYAEDPLVYHGQYKRPLLESEVIALDRFNAEIDRITMPLLFMHGSADPYVPYRDSLHGVERMASEDKTLRVYPGARHELVNETNRTEVIGDLVQWIERVVGSGE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1" calcext:value-type="float">
            <text:p>11</text:p>
          </table:table-cell>
          <table:table-cell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FDNEDID_33357</text:p>
          </table:table-cell>
          <table:table-cell office:value-type="float" office:value="16.6" calcext:value-type="float">
            <text:p>16.6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55" calcext:value-type="float">
            <text:p>0.0000005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QLSFSGSEGNVVYHRWVPSGDASGIVILVHGYAEHGARYAHVADELTGRGFAVYAEDHLGHGLSEGERALITDFEHIVDDLHTLVGLARTEHQDVPVVMAGHSMGGLLTARFAERYPSELAGAAFMGAVLGDWLWAREVLSMPEIPYQEPEYSGMSRDPETVRSYAEDPLVYHGQYKRPLLESEVIALDRFNAEIDRITMPLLFMHGSADPYVPYRDSLHGVERMASEDKTLRVYPGARHELVNETNRTEVIGDLVQWIERVVGSGE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8" calcext:value-type="float">
            <text:p>8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FDNEDID_33845</text:p>
          </table:table-cell>
          <table:table-cell office:value-type="float" office:value="14.8" calcext:value-type="float">
            <text:p>14.8</text:p>
          </table:table-cell>
          <table:table-cell office:value-type="float" office:value="0.2" calcext:value-type="float">
            <text:p>0.2</text:p>
          </table:table-cell>
          <table:table-cell office:value-type="float" office:value="0.0000018" calcext:value-type="float">
            <text:p>0.0000018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YHSKLLTVLAVFLLLFAPARSVAADFEYVAVDSFVESRGVQVPVTWTYPTGADGQRFPLVVMAHGHGGSRKEAGSFDSVANDLAARGVATIRMDFPGCGDSSESFANNNLSNMLADILASRDYAISQPQVDASRVGLFGWSMGGRLVLMLSDRNDEFDAIATWAPAVTPGAGSMVNFLGGPDAYAASKATAKSDGYVPFTTRWGQEQKLGLGFFTDMEESRPLDHLMRFEGSLLVLYGDRDDVVLPAVAESAVSAATNSVEVSRYIVRGADHGLGVFSDEPHYTDQAVSKTVDFLADRL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43" calcext:value-type="float">
            <text:p>43</text:p>
          </table:table-cell>
          <table:table-cell office:value-type="float" office:value="258" calcext:value-type="float">
            <text:p>258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FDNEDID_33845</text:p>
          </table:table-cell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0.0000086" calcext:value-type="float">
            <text:p>0.0000086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YHSKLLTVLAVFLLLFAPARSVAADFEYVAVDSFVESRGVQVPVTWTYPTGADGQRFPLVVMAHGHGGSRKEAGSFDSVANDLAARGVATIRMDFPGCGDSSESFANNNLSNMLADILASRDYAISQPQVDASRVGLFGWSMGGRLVLMLSDRNDEFDAIATWAPAVTPGAGSMVNFLGGPDAYAASKATAKSDGYVPFTTRWGQEQKLGLGFFTDMEESRPLDHLMRFEGSLLVLYGDRDDVVLPAVAESAVSAATNSVEVSRYIVRGADHGLGVFSDEPHYTDQAVSKTVDFLADRL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40" calcext:value-type="float">
            <text:p>40</text:p>
          </table:table-cell>
          <table:table-cell office:value-type="float" office:value="261" calcext:value-type="float">
            <text:p>261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FDNEDID_35409</text:p>
          </table:table-cell>
          <table:table-cell office:value-type="float" office:value="14.4" calcext:value-type="float">
            <text:p>14.4</text:p>
          </table:table-cell>
          <table:table-cell office:value-type="float" office:value="0.4" calcext:value-type="float">
            <text:p>0.4</text:p>
          </table:table-cell>
          <table:table-cell office:value-type="float" office:value="0.0000015" calcext:value-type="float">
            <text:p>0.000001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GVTRSETDYTLMNRLLVIFLVMSIICCAPINSGARKGAHHALNHVGYQVLDFKYPKDGQERELTVAVWYPTEAQPKLHNYGGPTNGNIAVDAAPLAKVTPYPLLVFSHGYGGSGLGSVFFTEHLAARGWIVVAPDHHDRHSVVRIRTGQKKDFNHRGFLRHARKIASSSPDERVNYLYRLDEMKLTIERILTHPTFGKLIDRERIAVGGHSLGGFTALGLCGTIERRYDPRVKAVLLFSTGAGGYLYREAELANVKIPSMLFMGEREKNQLRGSKTMSEASCKIHRNLSPPKYFLEIKGASHFSFNNRFADNRRAARLLSGSKERFEVIRRYSIAFLEKHVAGKKAADQMLKGSNRMLTQYIREVIPGQSK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12" calcext:value-type="float">
            <text:p>112</text:p>
          </table:table-cell>
          <table:table-cell office:value-type="float" office:value="261" calcext:value-type="float">
            <text:p>26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BFDNEDID_35409</text:p>
          </table:table-cell>
          <table:table-cell office:value-type="float" office:value="14.2" calcext:value-type="float">
            <text:p>14.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7" calcext:value-type="float">
            <text:p>0.0000017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GVTRSETDYTLMNRLLVIFLVMSIICCAPINSGARKGAHHALNHVGYQVLDFKYPKDGQERELTVAVWYPTEAQPKLHNYGGPTNGNIAVDAAPLAKVTPYPLLVFSHGYGGSGLGSVFFTEHLAARGWIVVAPDHHDRHSVVRIRTGQKKDFNHRGFLRHARKIASSSPDERVNYLYRLDEMKLTIERILTHPTFGKLIDRERIAVGGHSLGGFTALGLCGTIERRYDPRVKAVLLFSTGAGGYLYREAELANVKIPSMLFMGEREKNQLRGSKTMSEASCKIHRNLSPPKYFLEIKGASHFSFNNRFADNRRAARLLSGSKERFEVIRRYSIAFLEKHVAGKKAADQMLKGSNRMLTQYIREVIPGQSK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15" calcext:value-type="float">
            <text:p>115</text:p>
          </table:table-cell>
          <table:table-cell office:value-type="float" office:value="258" calcext:value-type="float">
            <text:p>258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FDNEDID_35760</text:p>
          </table:table-cell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float" office:value="0.0000096" calcext:value-type="float">
            <text:p>0.0000096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LISIAKVLLHLLLVFTGSTYVAHVLAQEHDIHTYFIDEPVFGGQAYIVEAGKRENPAVVLVHGLNDSAELWRPFIPMLAKHFHVISFDLPGFGRSSKGNKLYSPANYVEFIHHVIRLYRHPQVRLVGHSLGGNIALHYAAAYPQQVERLTLIDVAGVVHRLAYTQFLTHFGIQTVPEFYSEQTNDLKSLANTILGTLADNASLIESGEHFMLSEPLLRENLLGGQPAAIAAHALMLSDVSDKLFNLSTPILLIWGEDDHVTPLRTAKILAANLPNAGLVILDGTGHVPMRERPERMTQLLLEYLAALPAQRDAMLSQRRYSKAVQQAKDKERIGHCLNESGKVFRGTYKTIVIENCKNARLEQVYANGISISQSEVTIEASVIDSTGNALSIENSEVVCTAVDIHGQPAILLANTKLDMAGSQIHSSEYAIYNRASAGEYSTGNSKSTILFSLSRLSSKYMQRYLHGPEIFYGGQGM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220" calcext:value-type="float">
            <text:p>220</text:p>
          </table:table-cell>
          <table:table-cell office:value-type="float" office:value="258" calcext:value-type="float">
            <text:p>258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FDNEDID_36957</text:p>
          </table:table-cell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0.00000023" calcext:value-type="float">
            <text:p>0.00000023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QRYVLAAICALVVLPSLVTAAKTELEPYPLDYWALRPVINAAQVSPDGKYLGIMKIPAKDANPIIEVYEAAELDKREPVFTLNADPMEITNFFWASDNDIIFYLRQKVRNRIEGFNQGVYETRLAIVDVESKELEQFDETDPLIENILPHDPNKIIISFQEGSADSDDPGRKLSEAFRPRAYWKFDVERGTKELLIRGKISLGQVEFDGNGNPWLARGYDDADNELVWYWRRPGEKSDWKEFRRQDFDKLETFEVVELDDTKPDHILVRGDNGNDKLGLWSYNINTGEFDELIYRRSDVDVYGVRYHSNTWTYPDRVTGVSYFKDKLRVEYFDEVEGAIYKQLEDIIPNSYMISIPSRSRDGNTMTVLNTGPRDPGTYYLLKDGKIEAAGSRQPLLESEKLADMRYITYKSRDGLKIPAFLTVPNGEPPYPLIVLPHGGPFVQETVVYDEWSQMLANNGYLVLQPQYRGSLGYGEEFYKIAFEDGSEAGYKMQDDKDDGAMYLVEEGLADPNRMAMFGWSYGGYAALVAASRTPQLYQCVIAGAAVSDPIMQVNYYRFEIEGWPAIEQIRTWDGAINPLKEAEKVNVPMLLIHGDVDQRVPPDHAKKYRKLLDKYNKNYKYLELKGADHFSNTLFYDHQHDLYTMMIEFLENDCGQMSLRAQAKASN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408" calcext:value-type="float">
            <text:p>408</text:p>
          </table:table-cell>
          <table:table-cell office:value-type="float" office:value="261" calcext:value-type="float">
            <text:p>261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FDNEDID_36960</text:p>
          </table:table-cell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0.0000015" calcext:value-type="float">
            <text:p>0.000001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IETLSETNCFGGRIGFYKHASEANHCDMRFSVFMPPQAVASKVPVVTFLSGLTCTEENFMVKSGAQRVAAELGIMLVSPDTSPRGEGVPDDPDGEYDFGLGAGFYVNATEEPWSRHYNMYDYVTQELQAAVFDNFPGDPDRHGLMGHSMGGHGAFTVGLRNPDLFRSLSALAPICTTLNSPWGRKALGYFLGSDTVTWEEYDASEVARSTHNAGHWGTILVDQGNDDPFLAEQLHPELLEKACAESGLDLQIRYHDGYDHGYYFISTFIEEHLRHHAARLAL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FDNEDID_43340</text:p>
          </table:table-cell>
          <table:table-cell office:value-type="float" office:value="15.2" calcext:value-type="float">
            <text:p>15.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12" calcext:value-type="float">
            <text:p>0.0000012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YCTPGRGAIVAVQLITLCVLAACGRTETDPAAGDKAAAVENVEAMAQEHAHDTAEPSEAAQVEPGREVTAERLAYAEVDDELVYGHFAFPSDMIEPLPAVIMIHEWWGLNDNIRAMADRLAAEGYIVLAVDLFGGEAATTPEAARQLMMRAVENSASVTSNLEQAYAFVTDTAGAPQVASLGWCFGGGWSLNTALLFPKDLDAAVIYYGQVTDKESRLAPLEVPILGLFGSEDRGIKLDSVRRFEDTLERLGKEYHIQVYEGAGHAFANPSGNNFNAEYAEDAWNRTLEFLHGHLASDPT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41" calcext:value-type="float">
            <text:p>41</text:p>
          </table:table-cell>
          <table:table-cell office:value-type="float" office:value="261" calcext:value-type="float">
            <text:p>26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FDNEDID_45055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0.00000094" calcext:value-type="float">
            <text:p>0.00000094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GNLTGFFGSILAVYGLMLGGMFAFQRSLLYFPPDDRPEASIAGATGMEAVTVTTEDGLDLEHWYRPPAAPDGPVVVIFHGNAGHIGDRVPKYWPLLQAGLGVFFASYRGYGGNPGRPSEEGLTADALSVMAHLTGRGIPTERIVLYGESLGTGLAIKLAAGRPVAGLILEAPPGSIAELAQAHYWYVPAKWLLLDQWNAIELMDQVTVPLLLIHGEADRVVPVRFGRRVYEAAAGPKEALFLEDGGHADLYRFPEVPHRVIDFVRRQVPATKVREPVTY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9" calcext:value-type="float">
            <text:p>19</text:p>
          </table:table-cell>
          <table:table-cell office:value-type="float" office:value="261" calcext:value-type="float">
            <text:p>261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FDNEDID_45767</text:p>
          </table:table-cell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0.0000011" calcext:value-type="float">
            <text:p>0.0000011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KIIIFCLAFGLVLGIVQQTNANNPENITDNMLFQEVSIELAGNAETKADYFAGKNPRAVIFAPGAMFSKESWHFLAARFQDLGIGSVALNSGSTPEVLNSIAFLKAKGVQKIAVIGASAGGAGVLYTLRDAPDPLVDRVVLLAPAGGPPLQNDKIRKLFIVAEDDMISSSAEVYKLYKSSSDPKLYRELKGSDHAQRLFDSKEKENIVQLLIQFIQN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39" calcext:value-type="float">
            <text:p>39</text:p>
          </table:table-cell>
          <table:table-cell office:value-type="float" office:value="258" calcext:value-type="float">
            <text:p>25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FDNEDID_48429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0.000000067" calcext:value-type="float">
            <text:p>0.000000067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YGCVLVALLLLSLPVSSTGQSLRNQIIENHFAYIPSGEGRFRTLIAVPGCSGISSGDLTAEESNPQLGEDDLLFRQHYRYVAEKLQAEGFVVLLVNIQAAEGLLTACADPIDPERIAEYIDEAVAWASALPFVDAENIHLIGWSMGGGGVLKWLHGPRSEATSVRSAVAVYPSCSQHTTLTVPVPLLLLLGGSDDIALPSICEELVASAPVSQLVSVENYPGARHGYDIQGAPPILDCCGGRTIGYQQVAADASWQAILTFLAQSD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0" calcext:value-type="float">
            <text:p>10</text:p>
          </table:table-cell>
          <table:table-cell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FDNEDID_48429</text:p>
          </table:table-cell>
          <table:table-cell office:value-type="float" office:value="17.4" calcext:value-type="float">
            <text:p>17.4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31" calcext:value-type="float">
            <text:p>0.00000031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YGCVLVALLLLSLPVSSTGQSLRNQIIENHFAYIPSGEGRFRTLIAVPGCSGISSGDLTAEESNPQLGEDDLLFRQHYRYVAEKLQAEGFVVLLVNIQAAEGLLTACADPIDPERIAEYIDEAVAWASALPFVDAENIHLIGWSMGGGGVLKWLHGPRSEATSVRSAVAVYPSCSQHTTLTVPVPLLLLLGGSDDIALPSICEELVASAPVSQLVSVENYPGARHGYDIQGAPPILDCCGGRTIGYQQVAADASWQAILTFLAQSD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7" calcext:value-type="float">
            <text:p>7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FDNEDID_51334</text:p>
          </table:table-cell>
          <table:table-cell office:value-type="float" office:value="16.3" calcext:value-type="float">
            <text:p>16.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63" calcext:value-type="float">
            <text:p>0.00000063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TQTIKTGFTGGSGYFLDARLELPAGTPRAFAVASHCFTCTKDTITVFRISRMLAEHGIAVLRFDFTGLGSSKGDFAQTNFSTNLADVNAAVDFLHDNYEAPSLLIGHSLGGTAMLEAAMHIESVKAITTIASPSQPDHVLHHFGHALTMLEQGIASSIEVAGQHYDIEPQFIEDLRQYDMQQRLAALHKPVLIFKIVNDALVDSENADEISAWTKGPSRIVTLDKADHLLSNKEDARFVSEEIAEWFKSL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BFDNEDID_51688</text:p>
          </table:table-cell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0.0000024" calcext:value-type="float">
            <text:p>0.0000024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LKRLLLPAVIVIGATRLMPEILKRTLAPPQREQPHTPSDLGLPEEEVVLMSTTGTELKAWFLPVGGVAPAVVVLHGWGANASLMLPLAPHLHRAGFHTLFLDARNHGRSEHDDFVSMPRFAEDLDVAVEWLRDRQDVSSIGVIGHSVGAGAAILAASRTDQINAVVSVAAFAHPGEAMAEGPPFSHFPAPVQRSLFKTMERTIGFRFDDIAPRERIGLVEAPVMLVHGGADTTITPRHFEELVGRAPDAETLLVEEADHASLDAFEPHIHRILGFLAQHLR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1" calcext:value-type="float">
            <text:p>21</text:p>
          </table:table-cell>
          <table:table-cell office:value-type="float" office:value="261" calcext:value-type="float">
            <text:p>26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FDNEDID_51688</text:p>
          </table:table-cell>
          <table:table-cell office:value-type="float" office:value="13.7" calcext:value-type="float">
            <text:p>13.7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4" calcext:value-type="float">
            <text:p>0.0000034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LKRLLLPAVIVIGATRLMPEILKRTLAPPQREQPHTPSDLGLPEEEVVLMSTTGTELKAWFLPVGGVAPAVVVLHGWGANASLMLPLAPHLHRAGFHTLFLDARNHGRSEHDDFVSMPRFAEDLDVAVEWLRDRQDVSSIGVIGHSVGAGAAILAASRTDQINAVVSVAAFAHPGEAMAEGPPFSHFPAPVQRSLFKTMERTIGFRFDDIAPRERIGLVEAPVMLVHGGADTTITPRHFEELVGRAPDAETLLVEEADHASLDAFEPHIHRILGFLAQHLR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FDNEDID_53124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.000016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FETLEPKPADAILKLIGEHLNDPRPEKVDLGVGVYRDAAGGTPILNCVKKAEQWLVSNQASKAYLGCKGDVEFCDAIQKLVFGDAAGSDGRIATLQSPGGSGALRVAAELALRANPDARVWVSDPTWNNHVPLLGEAGIELCAYPYYDADTNGIRFDAMLEALEESVAGDLLLLHGCCHNPTGLDLSREQWRQVADLVESRKLIPFIDFAYQGFGDGIDEDAYGVRLMYERAPEMIVTHSCSKNFGLYRDRVGAMSFVARDEETAKIVDSQAQYVVRTMYSLPPDHGAAVVSKILHDDELRAAWLAELEGMRQRLKGMRAALVAALKTAAPGHDFSHVERTTGMFCYLGVSPEQVAQLVKERGIYLVNSSRINVCGITEGNVEYLADSIASVL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36" calcext:value-type="float">
            <text:p>136</text:p>
          </table:table-cell>
          <table:table-cell office:value-type="float" office:value="258" calcext:value-type="float">
            <text:p>258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FDNEDID_54415</text:p>
          </table:table-cell>
          <table:table-cell office:value-type="float" office:value="16.9" calcext:value-type="float">
            <text:p>16.9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21" calcext:value-type="float">
            <text:p>0.00000021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QTPIDKHSANRLLLVCVLTVLVSSFFVSQIQRSFGDVQIRDIKIPTHNGQWVAGDLFKPNSASSENPVPLIVVVPGFQRSKESLSNIAIELARRGFVALSIDPYAQGGSSASLSRIAATTEGYGLFAVVDYAASTGNLNYIDRKRIGATGHSAGGNAAIRGANYFGREAQRTGQPSKLHSVYVSGYVLTLRDDVLKDVRSNVGASYALYDEGAYRNELQNGDMRFAPEALRLINTGRESGAEVVSEVEIGKFYGDKSQRTLRLMHNERVLHPFQPYNAEATANQIEYFEHVFDFESGMDSYDQVWQWKELLSMISLAAALIAVIPFGRLLLELPIFNTLAQPVPPPLPRPQGRGRLMFWGTFVVGALIACFTYIPMAELSQKLFVAASTRQLTWFFPQRMNNAVMLWAVLNGTVGFLMFWLSYRFFGSKHGVSPDMWGVRTSPAQLLRTLSLAAVLFVSYFLFLFTVYYFFHVDYRFLFMGVRVFQPALLPLLFMYVPFFFIFFLANSLRVNAAMRFENQPEWRSMLLGGVANSLGLLLIVVVQYVTFAVTGMVYWTDGWLYVNLLFAVVPMMFVLPYFNRYFFRMTGSIYLGPMITCLIFVMILITNTVIYLPLE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57" calcext:value-type="float">
            <text:p>357</text:p>
          </table:table-cell>
          <table:table-cell office:value-type="float" office:value="261" calcext:value-type="float">
            <text:p>26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FDNEDID_59720</text:p>
          </table:table-cell>
          <table:table-cell office:value-type="float" office:value="12.6" calcext:value-type="float">
            <text:p>12.6</text:p>
          </table:table-cell>
          <table:table-cell office:value-type="float" office:value="0.1" calcext:value-type="float">
            <text:p>0.1</text:p>
          </table:table-cell>
          <table:table-cell office:value-type="float" office:value="0.0000067" calcext:value-type="float">
            <text:p>0.0000067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TTKNILIPGKHNKPILTDVYYMEDDKPKPIIIFCHGYKGFKDWGAWNLMAKSFANVGYCFIKFNFAFNGGTVEQPIDFPDLDAFGNNNYTKELDDLDSVLNWIETGLNSIKNIDTSNITLLGHSRGGGIVIIKAEEDSRISNVISLAGVSDFKNRFPKDDALKTWKKEGVYYVKNGRTKQDMPHFYQFFEDFEQNNERLNIKRAASTLKIPHLIIHGDNDTSVSIEEAKNLHKWNPKSELLIIDGADHVFRTKHPWNKIDLSKELNMVVQSVVSFLNFN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0" calcext:value-type="float">
            <text:p>20</text:p>
          </table:table-cell>
          <table:table-cell office:value-type="float" office:value="261" calcext:value-type="float">
            <text:p>261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FDNEDID_638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012" calcext:value-type="float">
            <text:p>0.000012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FCIYLIGLVFLAYSSQGVAASKSDQAKEKRWEEQIMPALLVGEAVKLKAAGIEFLGLYAENDNDKALGGVILIHGSGVHPAWPDIIDPLRMSLPEAGWHTLSLQMPILANEAMGKDYPPLFDEVPGRIQAGVDFLKAKGVNNIVLIGHSLGNTMATYYLATKKDSSVRAFVAVAFGPGYREDPRMDNYKNFSKVTIPTLDIYGSADFGRNLQTVAERRKLAKKAGNKKYQQVKIEGANHFFSSMDDVLIQRVRGWLKKNASGTELIR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8" calcext:value-type="float">
            <text:p>8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FDNEDID_6509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0.000017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MRHETRSIRASKRLASFIAIGLLMPFVAAWAQQPDNRRPDELKTYLDLESQDIKVKLEQILHQLYETNQKVVTLSFIQRYGDEIKMERAMVPNVDGDLVPSWVFTPVERKTGERFPAVVAVHGGFHYSLDEEFFGYITRFVREGYVVVFPEYGGSRGYGRSHYNDQQYGTGDVADVLSVAEWFAEKPYVDSRRLGIVGRSRGGMVTLLAIQQKPKLFKAAVDVVGLADFLMYMAYKPEYRRKQIAAEPQFGGLPFDNLQAYIDASPIQHVEKIETPLLIHATTYDQTVNHKVHSERLVEALKAYKKESEYKLYDRAPGSHGFSEGDSPEAVDSLNRIIAFLDKRLK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89" calcext:value-type="float">
            <text:p>89</text:p>
          </table:table-cell>
          <table:table-cell office:value-type="float" office:value="258" calcext:value-type="float">
            <text:p>25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FDNEDID_70119</text:p>
          </table:table-cell>
          <table:table-cell office:value-type="float" office:value="22.6" calcext:value-type="float">
            <text:p>22.6</text:p>
          </table:table-cell>
          <table:table-cell office:value-type="float" office:value="0.7" calcext:value-type="float">
            <text:p>0.7</text:p>
          </table:table-cell>
          <table:table-cell office:value-type="float" office:value="0.000000006" calcext:value-type="float">
            <text:p>0.000000006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FSRVCTVFVLALLLAPVGGNAQSEPSAITTPGVHQLTLPAAGRRYTLAIPDGYTGEEPVPLIVSLHYGGTVTPFYGRGLVEGLIGPAFRELGAIIVGPDSASGNWANSTAEQHVLELIDYLEANYSIDTGKTLLTGYSMGGGGAWYFAPRYPERFKAAIVMAGRPQADSTSFDWQTPMYVIHSTADQVVPFASTEDTVARLREQGVTIELVVVDGISHYEIPRYRPYLEAALPWVQEAWAR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6" calcext:value-type="float">
            <text:p>16</text:p>
          </table:table-cell>
          <table:table-cell office:value-type="float" office:value="258" calcext:value-type="float">
            <text:p>25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FDNEDID_70119</text:p>
          </table:table-cell>
          <table:table-cell office:value-type="float" office:value="20.1" calcext:value-type="float">
            <text:p>20.1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35" calcext:value-type="float">
            <text:p>0.00000003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FSRVCTVFVLALLLAPVGGNAQSEPSAITTPGVHQLTLPAAGRRYTLAIPDGYTGEEPVPLIVSLHYGGTVTPFYGRGLVEGLIGPAFRELGAIIVGPDSASGNWANSTAEQHVLELIDYLEANYSIDTGKTLLTGYSMGGGGAWYFAPRYPERFKAAIVMAGRPQADSTSFDWQTPMYVIHSTADQVVPFASTEDTVARLREQGVTIELVVVDGISHYEIPRYRPYLEAALPWVQEAWAR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9" calcext:value-type="float">
            <text:p>19</text:p>
          </table:table-cell>
          <table:table-cell office:value-type="float" office:value="261" calcext:value-type="float">
            <text:p>261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FDNEDID_72061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0.0000056" calcext:value-type="float">
            <text:p>0.0000056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LRSPVLSALTLLFSINALADDLRSFERMDVFELEWVSDPQISPDGEHVVYVRNGMDVMSDGKWSRLWLVNTDGSNNTPLTGRDTNETNPVWSPDGRRIAFTSESDAGTEVFAVWVETGKSARLTQLNRAPKSLSWSPDGAHIAFRMLVPEEPVVLVTAPNKPDDAEWSDEPRVTTRLKYERDGSGYIEPGYEHFFVISALGGTPRQVTHGNYRHEGTPRWSRDGGSLIFSGNRNDDWELKFRNSEIYSVSIKGGDIVALTDRNGPDAEPVVSPDGRKIAYWSFEDKVQTYQVSKLQVMNIDGSGKRELLSEFDRSVSGLVWSKGSDGIYYQYDDLGDTKIGFTTLGDNSRVIATNLGGTAIGRPYGGGSFSVSDNGIIAYTQVTPYRPAELAIVEGRRANARVITSFNADLLDWRTLGQVEELWYKSSVDGRDVQGWVVFPPGHDASRPYPLLVENHGGPTSNYGPRFSPEVQLYAAAGYVVFYPNPRGSTSYGEEFGNLLYHDYPGDDYQDVMDGVDVLVESGVTAEDRLYVTGGSAGGIMTAWIIGKNNRFRAAAVVKPVMNWISKTLTADNYFGYANYRYPGQPWENIEAYMKFSPVSLVGNIETPTMVMVGTADLRTPISEAKQLYSALKIRGIDTALVEVPDAPHFISGRPSQLITKIDHILAWFAKYPAD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417" calcext:value-type="float">
            <text:p>417</text:p>
          </table:table-cell>
          <table:table-cell office:value-type="float" office:value="261" calcext:value-type="float">
            <text:p>261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FDNEDID_72601</text:p>
          </table:table-cell>
          <table:table-cell office:value-type="float" office:value="19.8" calcext:value-type="float">
            <text:p>19.8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032" calcext:value-type="float">
            <text:p>0.000000032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SERITFLNQRGEKLAARLDLPGDESPIAYALFAHCFTCTKNIKAAVNIAAALNRERIAVLRFDFTGLGQSEGDFAETNFTTNVADLVAAAEFMADQFQAPQIIIGHSLGGAAALQAAKAIPSLKAVVTIGAPHDPGHVKHHFDTVQKQIKQKGSAEVSLAGRTFTIKRQFLEDLEMQQIDTHINFLKAALLVMHSPRDTTVAIDNAAKIYQAAKHPKSFISLDDADHLLMAEEDSLYVGMMIAAWARRYIDTPADKGAVDVVLDNRVTTSTEHDGFFTELFAKGHAMIADEPEQYGGTDRGPTPYDYLLAALGACTSMTLQMYARHKKLPLDKAVVRLTHKKIHAEDCDHCEAADGKIDRMEREIELIGALEETDRQRLLEIAERCPVHKTLHSEVDIVSTLQGQSEQ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52" calcext:value-type="float">
            <text:p>152</text:p>
          </table:table-cell>
          <table:table-cell office:value-type="float" office:value="258" calcext:value-type="float">
            <text:p>258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FDNEDID_72601</text:p>
          </table:table-cell>
          <table:table-cell office:value-type="float" office:value="19.3" calcext:value-type="float">
            <text:p>19.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045" calcext:value-type="float">
            <text:p>0.00000004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SERITFLNQRGEKLAARLDLPGDESPIAYALFAHCFTCTKNIKAAVNIAAALNRERIAVLRFDFTGLGQSEGDFAETNFTTNVADLVAAAEFMADQFQAPQIIIGHSLGGAAALQAAKAIPSLKAVVTIGAPHDPGHVKHHFDTVQKQIKQKGSAEVSLAGRTFTIKRQFLEDLEMQQIDTHINFLKAALLVMHSPRDTTVAIDNAAKIYQAAKHPKSFISLDDADHLLMAEEDSLYVGMMIAAWARRYIDTPADKGAVDVVLDNRVTTSTEHDGFFTELFAKGHAMIADEPEQYGGTDRGPTPYDYLLAALGACTSMTLQMYARHKKLPLDKAVVRLTHKKIHAEDCDHCEAADGKIDRMEREIELIGALEETDRQRLLEIAERCPVHKTLHSEVDIVSTLQGQSEQ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49" calcext:value-type="float">
            <text:p>149</text:p>
          </table:table-cell>
          <table:table-cell office:value-type="float" office:value="261" calcext:value-type="float">
            <text:p>261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FDNEDID_75822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0.000003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SIARLVTTGLLLLQLTACASVQSLERPHTVALPMPADVAARFDYEAGEVRAELKLVRENSTYRVFDGEFLPDIAGSDDNSAITFEYYQQTGTTRAPVVLVLPILNGQKQVVWPFATYFANNGYNAVIVDTLQRKTLLEDMLEPEAAIRRTTIRHRRVLDWLDTMPEIDKDKIAVFGASLGGFNSLFLTAADSRISAAALALVAGDLPFVLTNSSEGRIIDAADGAMETLQTDREGLRQYLEEHILSDPMDLAHYIAPERVLLVLAKFDDAVHYEKQLELQAAMGDPESITLPTGHVTTAAYLFYLRSSVLDFFDRKFDGRDSHPDGEP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68" calcext:value-type="float">
            <text:p>68</text:p>
          </table:table-cell>
          <table:table-cell office:value-type="float" office:value="261" calcext:value-type="float">
            <text:p>26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BFDNEDID_76976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0.0000014" calcext:value-type="float">
            <text:p>0.0000014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VASEYADVGDEAMHNYLLGRAGESGQPRYLAEILKYPDSALKVDVPVPGDSEIYGPASGLTLSVVTFLTFPSSPKQQLNRYAFPYYDARYGVFEDMLGPGEAPSFANPNERYPLIILAHGASAHGVYDVRHAHDLASHGYIVAVITYGDDRTAHPDQLNHHVSYLRPFLTKAVLDELLESETFGPHIDADNIGITGHSFGGFTALAVAGGPFQGDTATVSDTRIKAGAIAAPWVGGNYDGKDVYAFGPGNADLNQVRIPIISFFGTKDQDTLASFILPAMKHLSGPTYVVELIDQPHIFEQGSWDDRDNWELLFFSAYLKHDPASLATLKLGRSMKGGNEDFQLFDYQRSTDNE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98" calcext:value-type="float">
            <text:p>98</text:p>
          </table:table-cell>
          <table:table-cell office:value-type="float" office:value="258" calcext:value-type="float">
            <text:p>258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BFDNEDID_76976</text:p>
          </table:table-cell>
          <table:table-cell office:value-type="float" office:value="11.8" calcext:value-type="float">
            <text:p>11.8</text:p>
          </table:table-cell>
          <table:table-cell office:value-type="float" office:value="0.1" calcext:value-type="float">
            <text:p>0.1</text:p>
          </table:table-cell>
          <table:table-cell office:value-type="float" office:value="0.0000097" calcext:value-type="float">
            <text:p>0.0000097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VASEYADVGDEAMHNYLLGRAGESGQPRYLAEILKYPDSALKVDVPVPGDSEIYGPASGLTLSVVTFLTFPSSPKQQLNRYAFPYYDARYGVFEDMLGPGEAPSFANPNERYPLIILAHGASAHGVYDVRHAHDLASHGYIVAVITYGDDRTAHPDQLNHHVSYLRPFLTKAVLDELLESETFGPHIDADNIGITGHSFGGFTALAVAGGPFQGDTATVSDTRIKAGAIAAPWVGGNYDGKDVYAFGPGNADLNQVRIPIISFFGTKDQDTLASFILPAMKHLSGPTYVVELIDQPHIFEQGSWDDRDNWELLFFSAYLKHDPASLATLKLGRSMKGGNEDFQLFDYQRSTDNE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95" calcext:value-type="float">
            <text:p>95</text:p>
          </table:table-cell>
          <table:table-cell office:value-type="float" office:value="261" calcext:value-type="float">
            <text:p>261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BFDNEDID_79888</text:p>
          </table:table-cell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0.00000057" calcext:value-type="float">
            <text:p>0.00000057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SSTATDIKTEQIQCEANGFKLNGYVAWDANQTGPRPGVLVVHEWWGQTDYIRSRARMLAELGYTGFAVDMYGNGKTAANPDEAGQLMNEVLNNMDEGVARFEAARRALKGHSSADASRTAAMGYCFGGAVVLEMARRGLDLKGVASFHGALSTQTKVEPGSIKAKILVLHGDDDVLIPEEQVDAFKSEMRDAGAEMKFIGYPGALHGFTNPDATANGEKYGLPLAYNEAVDKESWNELKQFLKEVFSG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1" calcext:value-type="float">
            <text:p>11</text:p>
          </table:table-cell>
          <table:table-cell office:value-type="float" office:value="261" calcext:value-type="float">
            <text:p>26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BFDNEDID_82469</text:p>
          </table:table-cell>
          <table:table-cell office:value-type="float" office:value="17.1" calcext:value-type="float">
            <text:p>17.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19" calcext:value-type="float">
            <text:p>0.00000019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PLEILILALSALWFILPNLTRRRGIRQGVGLLLAMTVPWQIAIEGYRWQMVPAYALAALIALGTWWEFIGPPEDFNVPQRGRGVGRALGGLIGVAAIALPVVLPVVSLPEPDGTYPVGTFSLHLVDESRQETYGLRPGNPRELMVQVFYPADPGPEAETGPWIEDLGAVGSSLASIFDVPSFSFDHLALTDTHTFPEAPVTDAAASFPVVVYSHGWQGFRTVNFNQAETLASEGYVVVAIDHTFASAMTVFPGDREVPLDPDALPDEDTIGRTAFLEAGTELIEVMADDLDFVVDELQGINNGERSTSLAQRLDLTTLGLFGHSLGGGAVVTFCATDFRCKAGIGFDPWVEPVREELIEQGLRVPFAFVRSEEWTEKDNDDVLRTLFENGRRDQYWQSISGTEHHDFVFSPLLSPVGGLLGIQGPIDSGRLLDIIDAELTGFFGQHLLGQDRGFPASMETQYGDLASS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09" calcext:value-type="float">
            <text:p>209</text:p>
          </table:table-cell>
          <table:table-cell office:value-type="float" office:value="261" calcext:value-type="float">
            <text:p>261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BFDNEDID_82469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0.0000013" calcext:value-type="float">
            <text:p>0.0000013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RPLEILILALSALWFILPNLTRRRGIRQGVGLLLAMTVPWQIAIEGYRWQMVPAYALAALIALGTWWEFIGPPEDFNVPQRGRGVGRALGGLIGVAAIALPVVLPVVSLPEPDGTYPVGTFSLHLVDESRQETYGLRPGNPRELMVQVFYPADPGPEAETGPWIEDLGAVGSSLASIFDVPSFSFDHLALTDTHTFPEAPVTDAAASFPVVVYSHGWQGFRTVNFNQAETLASEGYVVVAIDHTFASAMTVFPGDREVPLDPDALPDEDTIGRTAFLEAGTELIEVMADDLDFVVDELQGINNGERSTSLAQRLDLTTLGLFGHSLGGGAVVTFCATDFRCKAGIGFDPWVEPVREELIEQGLRVPFAFVRSEEWTEKDNDDVLRTLFENGRRDQYWQSISGTEHHDFVFSPLLSPVGGLLGIQGPIDSGRLLDIIDAELTGFFGQHLLGQDRGFPASMETQYGDLASS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212" calcext:value-type="float">
            <text:p>212</text:p>
          </table:table-cell>
          <table:table-cell office:value-type="float" office:value="258" calcext:value-type="float">
            <text:p>258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BFDNEDID_83706</text:p>
          </table:table-cell>
          <table:table-cell office:value-type="float" office:value="11.5" calcext:value-type="float">
            <text:p>11.5</text:p>
          </table:table-cell>
          <table:table-cell office:value-type="float" office:value="0.1" calcext:value-type="float">
            <text:p>0.1</text:p>
          </table:table-cell>
          <table:table-cell office:value-type="float" office:value="0.000013" calcext:value-type="float">
            <text:p>0.000013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GYDHIFKGGDGNFHFIDWGGSGPLAHFSHATGLCAGTYTPLAERLRPHLRILGMDDRGHGRTRALANLQKLKNWDLFVDDLARFVENLGEPVIAMGHSRGAAVSLLLAIKRPELIRALILIDPTILPFSWMWWWYLAKLTGLARFVPIVATAAKRRSEWPDQKSMLEAYQVKPVFQSWQDGFLDAYIRDGTEETGHNTIRLCCDPAWESKCFAACPHDIWRYIPGLQKPALVLYGAESDTFLASAAKRFKAKVPGVALRCFEDTGHFVPMQRPDETAEVIVDFLKNEKAFS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2" calcext:value-type="float">
            <text:p>32</text:p>
          </table:table-cell>
          <table:table-cell office:value-type="float" office:value="261" calcext:value-type="float">
            <text:p>26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FDNEDID_84114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0.00000045" calcext:value-type="float">
            <text:p>0.0000004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HRMHMLIITGCLISMSGYAMAQEARSDNSWWWSNAWWNDGKIEVPTNYDVKTNWVEYTNNDIDVPAMVVRPRKKGKYPAVLFQHGRRGLDDLVQRHARRLAARGFVVLAPDIYKAHFIGTHPIEHDYELEKDVNKAVDVLLARKDISTNKACLYSHTRGGYYTLKVATTFKRQKKDIACYVSYYPHLQDPNAPEPAQVYGYAPEVEQLDIPVLIFIGEEDQYQRMRVAQTSIKVLQDRGKDARLIIYPGVGRGFDFRPENVRTFADDLASKDAIQRATVFIQEHLKSHMN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BFDNEDID_84776</text:p>
          </table:table-cell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0.0000067" calcext:value-type="float">
            <text:p>0.0000067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EIESIKECGGYLNRYTHQSHVCQCEMTFSVYMPPKSRDEKVPALYWLSGLTCTDDNARTKAGAQRYAAEHGIAIVFPDTSPRGDDVPDEPERYDLGQGAGFYVNATQSPWSKHYQMYDYVINELPALVEANLPLLPGVKSVSGHSMGGHGALICGLKNPGVFRSVSAFAPITNPVNCGWGRVVSGSISVTIKAPGKPTMRPAW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53" calcext:value-type="float">
            <text:p>53</text:p>
          </table:table-cell>
          <table:table-cell office:value-type="float" office:value="258" calcext:value-type="float">
            <text:p>25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BFDNEDID_86198</text:p>
          </table:table-cell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0.000000037" calcext:value-type="float">
            <text:p>0.000000037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WGYCRKWFSLTFALLAISDGEWSDASCGPNRGIHRRPPESVVGRPILLGVRSLEVTFALLTVLAAFLPRGWKGVRIAAGMALLPVGVLHLIIETWRWQMVPLYLVGSILFVVAAWEMLSPAVERAGGSVLIRSLGAIGMAAIATIPAAVPVWELLEPTGQYGIGTVDAVVGDVNREDPYDLNGGPRRLVLQVWYPAEVTGRSDAEPWLSGLEVVGPSIATAFGFPSFALSHADLIDSHSYQQAGVAGASEFPVVVYSHGWTGLRTNGLDQIEELASNGFIVVAADHTYGSAATAFPNGELVVYEPSALPEFGTVPDDEYDEAALLLVATYADDLTFILDELERLNRDPGWLLAGRLDLNRIGMYGHSTGGGAVVAACAVDDRCDAAVGLDPWVEPVDSAVLEAGIQVPFLAIRSEEWLEYDNEPVLQELARRSPQTDLLALIGGGHQDFTVLPRFSAVSALLDVKGTIDSDRASEIVNTYLVRFFDAELNEGPDLSSDPLFEEICVGPC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252" calcext:value-type="float">
            <text:p>252</text:p>
          </table:table-cell>
          <table:table-cell office:value-type="float" office:value="258" calcext:value-type="float">
            <text:p>25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FDNEDID_86198</text:p>
          </table:table-cell>
          <table:table-cell office:value-type="float" office:value="16.6" calcext:value-type="float">
            <text:p>16.6</text:p>
          </table:table-cell>
          <table:table-cell office:value-type="float" office:value="0.3" calcext:value-type="float">
            <text:p>0.3</text:p>
          </table:table-cell>
          <table:table-cell office:value-type="float" office:value="0.00000025" calcext:value-type="float">
            <text:p>0.0000002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WGYCRKWFSLTFALLAISDGEWSDASCGPNRGIHRRPPESVVGRPILLGVRSLEVTFALLTVLAAFLPRGWKGVRIAAGMALLPVGVLHLIIETWRWQMVPLYLVGSILFVVAAWEMLSPAVERAGGSVLIRSLGAIGMAAIATIPAAVPVWELLEPTGQYGIGTVDAVVGDVNREDPYDLNGGPRRLVLQVWYPAEVTGRSDAEPWLSGLEVVGPSIATAFGFPSFALSHADLIDSHSYQQAGVAGASEFPVVVYSHGWTGLRTNGLDQIEELASNGFIVVAADHTYGSAATAFPNGELVVYEPSALPEFGTVPDDEYDEAALLLVATYADDLTFILDELERLNRDPGWLLAGRLDLNRIGMYGHSTGGGAVVAACAVDDRCDAAVGLDPWVEPVDSAVLEAGIQVPFLAIRSEEWLEYDNEPVLQELARRSPQTDLLALIGGGHQDFTVLPRFSAVSALLDVKGTIDSDRASEIVNTYLVRFFDAELNEGPDLSSDPLFEEICVGPC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49" calcext:value-type="float">
            <text:p>249</text:p>
          </table:table-cell>
          <table:table-cell office:value-type="float" office:value="261" calcext:value-type="float">
            <text:p>26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FDNEDID_88099</text:p>
          </table:table-cell>
          <table:table-cell office:value-type="float" office:value="12.7" calcext:value-type="float">
            <text:p>12.7</text:p>
          </table:table-cell>
          <table:table-cell office:value-type="float" office:value="0.2" calcext:value-type="float">
            <text:p>0.2</text:p>
          </table:table-cell>
          <table:table-cell office:value-type="float" office:value="0.0000065" calcext:value-type="float">
            <text:p>0.0000065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TNKALKFVLIGVVAIIIIGVLGMIIWSKTGTYPARSVALSALESTDRVTITQEKWITFTPVEEAKTGLIFYPGGLVEPTAYAPILQQIAEDGVLVIIVPMPLNLAIFDAGAANAVINEYPYIPTWIIAGHSLGGAAAAIFAENNPSRIDAIAFWDSYPPGSADLSDTALSVISIFGTTDNFPNTENFDDQRYLLPEETIYIAIEGANHAQFGDYGPQKGDVVASISLAEQHERVAELMLDFINP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12" calcext:value-type="float">
            <text:p>12</text:p>
          </table:table-cell>
          <table:table-cell office:value-type="float" office:value="258" calcext:value-type="float">
            <text:p>25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BFDNEDID_88410</text:p>
          </table:table-cell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 office:value-type="float" office:value="0.00000000057" calcext:value-type="float">
            <text:p>5.7E-10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TLATVGSFAVMALLAAQASASPARHSEEEVIGPSQGNHRLDCTVIRPWRNASGPDDIPYPVIAWANGWDQGNVVGQFTTLGYKPGLIEWALDGPYIVIAANQWSARAPDVLQCLQWLVDQDTEPGSEYEGVIDTGSIGLAGHSQGGGAVIKAGDGEPNGFEITAVVAMTPYGPDWVDPGSQDGPMMLIGGTDDTTTPVSSFLPVWEAIQANGVGGLLAVLIGGTHNDDAWAPADDFDNPQDYDFGLFQRPTELWWQFHLNGKASAGRQLERELNNDPWITDYAFTEEFGL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34" calcext:value-type="float">
            <text:p>34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FDNEDID_88410</text:p>
          </table:table-cell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0.000000041" calcext:value-type="float">
            <text:p>0.000000041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TLATVGSFAVMALLAAQASASPARHSEEEVIGPSQGNHRLDCTVIRPWRNASGPDDIPYPVIAWANGWDQGNVVGQFTTLGYKPGLIEWALDGPYIVIAANQWSARAPDVLQCLQWLVDQDTEPGSEYEGVIDTGSIGLAGHSQGGGAVIKAGDGEPNGFEITAVVAMTPYGPDWVDPGSQDGPMMLIGGTDDTTTPVSSFLPVWEAIQANGVGGLLAVLIGGTHNDDAWAPADDFDNPQDYDFGLFQRPTELWWQFHLNGKASAGRQLERELNNDPWITDYAFTEEFGL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1" calcext:value-type="float">
            <text:p>31</text:p>
          </table:table-cell>
          <table:table-cell office:value-type="float" office:value="261" calcext:value-type="float">
            <text:p>26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BFDNEDID_93085</text:p>
          </table:table-cell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float" office:value="0.000021" calcext:value-type="float">
            <text:p>0.000021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QKNIVLFRENKKPIVWDAYYKKSGKPKPLVIFCHGYKGFKDWGSWNLVAESFKNENFFFVKFNFSHNGGTQENPIDLPDLESFAENNYTKELDDIDAILNYFHSKDNPFSNEINKKKVALIGHSRGGGIAIIKASEDSRITSLITWASICDFGKRTATIGNLKQWKKDGVKYVLNGRTKQQMPHNYQFYEDFKANETRLNIENATKKIKIPHLIIHGESDISISINEAKTLHTWNPNSVLITIENANHVFDSKHPWQEEKLPNKLKQVVDKSIEFLK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FDNEDID_93608</text:p>
          </table:table-cell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office:value-type="float" office:value="0.000000066" calcext:value-type="float">
            <text:p>0.000000066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IETISEHACFGGKVGFYRHASEVNHCNMQFSVYVPPQAEHERVPVVTYLSGLTCTEETFMIKAGAQKIASELGLMLIAPDTSPRGDDVPDDPNGDYDFGLGAGFYLNATEAPWSQHYHMYDYLTQELPETVFATFPGDRNRQGITGHSMGGHGALTVGLKNPDLYQSVSAFAPICSPINCPWGQKALSNYLGSDPSNWAEYDATEIVRKLERMPANKILVDQGLADTFLEQELHPHLFQAACEERGLALELRRHDGYDHGYYFISTFMEDHLRHHAGILQDD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26" calcext:value-type="float">
            <text:p>26</text:p>
          </table:table-cell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BFDNEDID_93608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0.0000025" calcext:value-type="float">
            <text:p>0.000002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IETISEHACFGGKVGFYRHASEVNHCNMQFSVYVPPQAEHERVPVVTYLSGLTCTEETFMIKAGAQKIASELGLMLIAPDTSPRGDDVPDDPNGDYDFGLGAGFYLNATEAPWSQHYHMYDYLTQELPETVFATFPGDRNRQGITGHSMGGHGALTVGLKNPDLYQSVSAFAPICSPINCPWGQKALSNYLGSDPSNWAEYDATEIVRKLERMPANKILVDQGLADTFLEQELHPHLFQAACEERGLALELRRHDGYDHGYYFISTFMEDHLRHHAGILQDD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23" calcext:value-type="float">
            <text:p>23</text:p>
          </table:table-cell>
          <table:table-cell office:value-type="float" office:value="261" calcext:value-type="float">
            <text:p>26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FDNEDID_95063</text:p>
          </table:table-cell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0.000000096" calcext:value-type="float">
            <text:p>0.000000096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EIEKHGCFGGSQSRYQHESTALNCTMHFSVFLPPLAKTQRVPFLIWLSGLTGRDETFAIEAGAQRYAAEHNIAIVMPDTSPRGEDVPDDPEGAYDFGHSAGFYLNATQAPWSTHYNMYRYVVEELSELVLETLPLDADRQSIFGHSMGGHGALSIAFKNPGRFRSVSALAPISNPSNCPWGEKAFTHYLGSDRETWKEYDSTELVQHTEERLPLLIHEGSDDEFLEKELKLNAFEAACKQADYPATIVREGGYDHGYYFVASFVGEHIAFHAKHLIT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21" calcext:value-type="float">
            <text:p>21</text:p>
          </table:table-cell>
          <table:table-cell office:value-type="float" office:value="258" calcext:value-type="float">
            <text:p>25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FDNEDID_95063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0.0000013" calcext:value-type="float">
            <text:p>0.0000013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EIEKHGCFGGSQSRYQHESTALNCTMHFSVFLPPLAKTQRVPFLIWLSGLTGRDETFAIEAGAQRYAAEHNIAIVMPDTSPRGEDVPDDPEGAYDFGHSAGFYLNATQAPWSTHYNMYRYVVEELSELVLETLPLDADRQSIFGHSMGGHGALSIAFKNPGRFRSVSALAPISNPSNCPWGEKAFTHYLGSDRETWKEYDSTELVQHTEERLPLLIHEGSDDEFLEKELKLNAFEAACKQADYPATIVREGGYDHGYYFVASFVGEHIAFHAKHLIT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IGDJLCI_06228</text:p>
          </table:table-cell>
          <table:table-cell office:value-type="float" office:value="12.3" calcext:value-type="float">
            <text:p>12.3</text:p>
          </table:table-cell>
          <table:table-cell office:value-type="float" office:value="0.8" calcext:value-type="float">
            <text:p>0.8</text:p>
          </table:table-cell>
          <table:table-cell office:value-type="float" office:value="0.0000094" calcext:value-type="float">
            <text:p>0.0000094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PAPTPIELEQTEWGTGDRHFLIVHGLGSNAAGWWRVGPALADAGFHVVAVDLRGHGTSDSPGDYRVHAYASDLLALEYEWDVVLGHSLGGAAVVQAMTERPDWTKRVILEDPMLILLDQKTAAEYVTADLGPDVTVEEVAAANPTWHFEDARIKHEAQSQAGREVLENSITHNPGWNVVGAVADLHVPTLLLGADPDLGPLVPPALGVSLAEMNPSIEFHTVDGGSHSMHRDEFDQFMRLVLQFVR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3" calcext:value-type="float">
            <text:p>13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IGDJLCI_08498</text:p>
          </table:table-cell>
          <table:table-cell office:value-type="float" office:value="12.6" calcext:value-type="float">
            <text:p>12.6</text:p>
          </table:table-cell>
          <table:table-cell office:value-type="float" office:value="0.1" calcext:value-type="float">
            <text:p>0.1</text:p>
          </table:table-cell>
          <table:table-cell office:value-type="float" office:value="0.000011" calcext:value-type="float">
            <text:p>0.000011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LFRSLEHQDKLKGLIISNMMASAPDYNKYAQEVLGPQMKPEILQEIQEIEARNDYSNPRYMELLLENYYTAHLLRMPVEDWPQSVNMAFRHMNPEVYVYMQGPSEFGIAGDATLKYWDVSGELPNITVPTLVIGATYDTMDPEHMNWMSEQVQNGRFLLCPNGSHLSQYDDQKTYMGGVIQFMKDVDKGNF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69" calcext:value-type="float">
            <text:p>69</text:p>
          </table:table-cell>
          <table:table-cell office:value-type="float" office:value="261" calcext:value-type="float">
            <text:p>26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IGDJLCI_10035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0.0000028" calcext:value-type="float">
            <text:p>0.0000028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KYVMLVLMMSSLLLSAGNTLAQDVKKDNDWWWSDAWWNDGKIEVPTNYDVKTTWIEYQSDDVDVPAMVVRPRKKGKFPAVLFQHGRRGLDDLVQRHARRLAARGFVVLAPDIYKAHFIGTHPIEHDYELEKDVNKAVDILLARKDISTNKACLYSHTRGGYYALKVATTFKRQEKDIVCYVSYYPHLQDPNAPEPAQVYGYAPEIEQLKIPVLVFIGEDDQYQRMRVVQTSIKILQDKKRDARLIIYPGVGRGFDFRPENVRTFADDLASKDAIQRATNFMLKHLGPHQK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0" calcext:value-type="float">
            <text:p>30</text:p>
          </table:table-cell>
          <table:table-cell office:value-type="float" office:value="261" calcext:value-type="float">
            <text:p>261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IGDJLCI_11834</text:p>
          </table:table-cell>
          <table:table-cell office:value-type="float" office:value="12.5" calcext:value-type="float">
            <text:p>12.5</text:p>
          </table:table-cell>
          <table:table-cell office:value-type="float" office:value="0.1" calcext:value-type="float">
            <text:p>0.1</text:p>
          </table:table-cell>
          <table:table-cell office:value-type="float" office:value="0.0000074" calcext:value-type="float">
            <text:p>0.0000074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TPTPEPYWEYSIEHLRTRAYGDGTIEITESLGQNSIFARHYFRYNSDGLSIYGFANVPHGKGPFPVVIALHGYINPEIYQTLDYTTHYADALASAGYLVLHPNLRGYPPSDVGDNLLRVGRARAVLNLIALVKENSGQPGLLQTADPAHIGLWGHSMGGGVSTRVLTVTHDIDAAVLYAAMTGDEKKNFEAIYRWSDYTRGLEELSVPTDALHRLSPMYFFENITALVSIHHGLEDKLVPVQWSMQTCEHLKALGKDVECHYYEDMPHTFYGPGDKEFIQYTIQFFDRYLSAP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33" calcext:value-type="float">
            <text:p>33</text:p>
          </table:table-cell>
          <table:table-cell office:value-type="float" office:value="261" calcext:value-type="float">
            <text:p>26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IGDJLCI_15341</text:p>
          </table:table-cell>
          <table:table-cell office:value-type="float" office:value="17.3" calcext:value-type="float">
            <text:p>17.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022" calcext:value-type="float">
            <text:p>0.00000022</text:p>
          </table:table-cell>
          <table:table-cell office:value-type="string" calcext:value-type="string">
            <text:p>LCC_4EB0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VILSEPKCFDGRQRIVRHASEATGTTMQVSIFLPPQTESRSVPVLYFLSGLTCTEENFTVKAGAQRYATEHGLAIVAPDTSPRGLDLPGEHDDWDFGSGAGFYVDATESPWKDHYRMYEYVTRELPSCISKSQPIDTDRASIAGHSMGGHGALVIGLRSPDRYASISAFAPIVSPTRCPWGERAFSAYLGPDRKKWESWDASLLVSHSTHPRKILIDQGMADGFLVEQLKPALFEEACGHAGQALELRLQPGYDHSYFFIASFIGDHVAHAARALGLA</text:p>
          </table:table-cell>
          <table:table-cell office:value-type="string" calcext:value-type="string">
            <text:p>SNPYQRGPNPTRSALTADGPFSVATYTVSRLSVSGFGGGVIYYPTGTSLTFGGIAMSPGYTADASSLAWLGRRLASHGFVVLVINTNSRFDYPDSRASQLSAALNYLRTSSPSAVRARLDANRLAVAGHSMGGGGTLRIAEQNPSLKAAVPLTPWHTDKTFNTSVPVLIVGAEADTVAPVSQHAIPFYQNLPSTTPKVYVELDNASHFAPNSNNAAISVYTISWMKLWVDNDTRYRQFLCNVNDPALSDFRTNNRHCQ</text:p>
          </table:table-cell>
          <table:table-cell office:value-type="float" office:value="21" calcext:value-type="float">
            <text:p>21</text:p>
          </table:table-cell>
          <table:table-cell office:value-type="float" office:value="258" calcext:value-type="float">
            <text:p>25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IGDJLCI_15341</text:p>
          </table:table-cell>
          <table:table-cell office:value-type="float" office:value="16.2" calcext:value-type="float">
            <text:p>16.2</text:p>
          </table:table-cell>
          <table:table-cell office:value-type="float" office:value="0.2" calcext:value-type="float">
            <text:p>0.2</text:p>
          </table:table-cell>
          <table:table-cell office:value-type="float" office:value="0.0000005" calcext:value-type="float">
            <text:p>0.0000005</text:p>
          </table:table-cell>
          <table:table-cell office:value-type="string" calcext:value-type="string">
            <text:p>TfCut2_4CG1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VILSEPKCFDGRQRIVRHASEATGTTMQVSIFLPPQTESRSVPVLYFLSGLTCTEENFTVKAGAQRYATEHGLAIVAPDTSPRGLDLPGEHDDWDFGSGAGFYVDATESPWKDHYRMYEYVTRELPSCISKSQPIDTDRASIAGHSMGGHGALVIGLRSPDRYASISAFAPIVSPTRCPWGERAFSAYLGPDRKKWESWDASLLVSHSTHPRKILIDQGMADGFLVEQLKPALFEEACGHAGQALELRLQPGYDHSYFFIASFIGDHVAHAARALGLA</text:p>
          </table:table-cell>
          <table:table-cell office:value-type="string" calcext:value-type="string">
            <text:p>ANPYERGPNPTDALLEARSGPFSVSEENVSRLSASGFGGGTIYYPRENNTYGAVAISPGYTGTEASIAWLGERIASHGFVVITIDTITTLDQPDSRAEQLNAALNHMINRASSTVRSRIDSSRLAVMGHSMGGGGSLRLASQRPDLKAAIPLTPWHLNKNWSSVTVPTLIIGADLDTIAPVATHAKPFYNSLPSSISKAYLELDGATHFAPNIPNKIIGKYSVAWLKRFVDNDTRYTQFLCPGPRDGLFGEVEEYRSTCPF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279" calcext:value-type="float">
            <text:p>2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7-24T13:07:10.106333131</dc:date>
    <meta:editing-duration>PT8M16S</meta:editing-duration>
    <meta:editing-cycles>1</meta:editing-cycles>
    <meta:document-statistic meta:table-count="1" meta:cell-count="1031" meta:object-count="0"/>
  </office:meta>
</office:document-meta>
</file>